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9fb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紫云媒技术实现文档</text:h>
      <text:p text:style-name="P5"><text:tab/><text:span text:style-name="T3"><text:tab/></text:span><text:span text:style-name="T4">// </text:span><text:span text:style-name="T5">TODO</text:span><text:span text:style-name="T4"> 这个地方可以改进的，不用每次循环都遍历到字符串的开始位置</text:span></text:p>
      <text:p text:style-name="P2"><text:span text:style-name="T2"><text:tab/></text:span><text:span text:style-name="T6">public</text:span><text:span text:style-name="T2"> </text:span><text:span text:style-name="T6">int</text:span><text:span text:style-name="T2"> inIt(String dest, String mode) {</text:span></text:p>
      <text:p text:style-name="P2"><text:span text:style-name="T2"><text:tab/><text:tab/></text:span><text:span text:style-name="T6">int</text:span><text:span text:style-name="T2"> index = 0;</text:span></text:p>
      <text:p text:style-name="P2"><text:span text:style-name="T2"><text:tab/><text:tab/></text:span><text:span text:style-name="T6">while</text:span><text:span text:style-name="T2"> ((index = dest.indexOf(mode, index + 1)) &gt; 0) {</text:span></text:p>
      <text:p text:style-name="P2"><text:span text:style-name="T2"><text:tab/><text:tab/><text:tab/></text:span><text:span text:style-name="T6">int</text:span><text:span text:style-name="T2"> j = 0, k = 0;</text:span></text:p>
      <text:p text:style-name="P2"><text:span text:style-name="T2"><text:tab/><text:tab/><text:tab/></text:span><text:span text:style-name="T6">for</text:span><text:span text:style-name="T2"> (</text:span><text:span text:style-name="T6">int</text:span><text:span text:style-name="T2"> i = index; i &gt; 0; i--) {</text:span></text:p>
      <text:p text:style-name="P2"><text:span text:style-name="T2"><text:tab/><text:tab/><text:tab/><text:tab/></text:span><text:span text:style-name="T6">char</text:span><text:span text:style-name="T2"> curr = dest.charAt(i);</text:span></text:p>
      <text:p text:style-name="P2"><text:span text:style-name="T2"><text:tab/><text:tab/><text:tab/><text:tab/></text:span><text:span text:style-name="T6">if</text:span><text:span text:style-name="T2"> (curr == </text:span><text:span text:style-name="T7">')'</text:span><text:span text:style-name="T2">)</text:span></text:p>
      <text:p text:style-name="P3"><text:tab/><text:tab/><text:tab/><text:tab/><text:tab/>k++;</text:p>
      <text:p text:style-name="P2"><text:span text:style-name="T2"><text:tab/><text:tab/><text:tab/><text:tab/></text:span><text:span text:style-name="T6">else</text:span><text:span text:style-name="T2"> </text:span><text:span text:style-name="T6">if</text:span><text:span text:style-name="T2"> (curr == </text:span><text:span text:style-name="T7">'('</text:span><text:span text:style-name="T2">)</text:span></text:p>
      <text:p text:style-name="P3"><text:tab/><text:tab/><text:tab/><text:tab/><text:tab/>j++;</text:p>
      <text:p text:style-name="P2"><text:span text:style-name="T2"><text:tab/><text:tab/><text:tab/><text:tab/></text:span><text:span text:style-name="T6">if</text:span><text:span text:style-name="T2"> (j &gt; k)</text:span></text:p>
      <text:p text:style-name="P2"><text:span text:style-name="T2"><text:tab/><text:tab/><text:tab/><text:tab/><text:tab/></text:span><text:span text:style-name="T6">break</text:span><text:span text:style-name="T2">;</text:span></text:p>
      <text:p text:style-name="P3"><text:tab/><text:tab/><text:tab/>}</text:p>
      <text:p text:style-name="P2"><text:span text:style-name="T2"><text:tab/><text:tab/><text:tab/></text:span><text:span text:style-name="T6">if</text:span><text:span text:style-name="T2"> (j == k) {</text:span></text:p>
      <text:p text:style-name="P2"><text:span text:style-name="T2"><text:tab/><text:tab/><text:tab/><text:tab/></text:span><text:span text:style-name="T6">return</text:span><text:span text:style-name="T2"> index;</text:span></text:p>
      <text:p text:style-name="P3"><text:tab/><text:tab/><text:tab/>}</text:p>
      <text:p text:style-name="P3"><text:tab/><text:tab/><text:tab/>j = k = 0;</text:p>
      <text:p text:style-name="P3"><text:tab/><text:tab/>}</text:p>
      <text:p text:style-name="P2"><text:span text:style-name="T2"><text:tab/><text:tab/></text:span><text:span text:style-name="T6">return</text:span><text:span text:style-name="T2"> 0;</text:span></text:p>
      <text:p text:style-name="P3"><text:tab/>}</text:p>
      <text:p text:style-name="P2"/>
      <text:p text:style-name="P2"><text:span text:style-name="T2"><text:tab/></text:span><text:span text:style-name="T6">public</text:span><text:span text:style-name="T2"> String getAuthoritySQL(String dest) {</text:span></text:p>
      <text:p text:style-name="P3"><text:tab/><text:tab/>String insert = $.<text:span text:style-name="T8">getAuthData</text:span>();</text:p>
      <text:p text:style-name="P2"><text:span text:style-name="T2"><text:tab/><text:tab/></text:span><text:span text:style-name="T6">if</text:span><text:span text:style-name="T2"> (insert == </text:span><text:span text:style-name="T6">null</text:span><text:span text:style-name="T2">)</text:span></text:p>
      <text:p text:style-name="P2"><text:span text:style-name="T2"><text:tab/><text:tab/><text:tab/></text:span><text:span text:style-name="T6">return</text:span><text:span text:style-name="T2"> dest;</text:span></text:p>
      <text:p text:style-name="P2"><text:span text:style-name="T2"><text:tab/><text:tab/>StringBuilder sb = </text:span><text:span text:style-name="T6">new</text:span><text:span text:style-name="T2"> StringBuilder(dest);</text:span></text:p>
      <text:p text:style-name="P3"><text:tab/><text:tab/>String destL = dest.toLowerCase();</text:p>
      <text:p text:style-name="P2"><text:span text:style-name="T2"><text:tab/><text:tab/></text:span><text:span text:style-name="T6">int</text:span><text:span text:style-name="T2"> indexWhere = inIt(destL, </text:span><text:span text:style-name="T7">"where "</text:span><text:span text:style-name="T2">);</text:span></text:p>
      <text:p text:style-name="P2"><text:span text:style-name="T2"><text:tab/><text:tab/></text:span><text:span text:style-name="T6">if</text:span><text:span text:style-name="T2"> (indexWhere == 0) {</text:span></text:p>
      <text:p text:style-name="P2"><text:span text:style-name="T2"><text:tab/><text:tab/><text:tab/></text:span><text:span text:style-name="T6">int</text:span><text:span text:style-name="T2"> indexGroup = inIt(dest, </text:span><text:span text:style-name="T7">"group "</text:span><text:span text:style-name="T2">);</text:span></text:p>
      <text:p text:style-name="P2"><text:span text:style-name="T2"><text:tab/><text:tab/><text:tab/></text:span><text:span text:style-name="T6">if</text:span><text:span text:style-name="T2"> (indexGroup == 0) {</text:span></text:p>
      <text:p text:style-name="P2"><text:span text:style-name="T2"><text:tab/><text:tab/><text:tab/><text:tab/></text:span><text:span text:style-name="T6">int</text:span><text:span text:style-name="T2"> indexOrder = inIt(destL, </text:span><text:span text:style-name="T7">"order "</text:span><text:span text:style-name="T2">);</text:span></text:p>
      <text:p text:style-name="P2"><text:span text:style-name="T2"><text:tab/><text:tab/><text:tab/><text:tab/></text:span><text:span text:style-name="T6">if</text:span><text:span text:style-name="T2"> (indexOrder == 0)</text:span></text:p>
      <text:p text:style-name="P2"><text:span text:style-name="T2"><text:tab/><text:tab/><text:tab/><text:tab/><text:tab/></text:span><text:span text:style-name="T6">return</text:span><text:span text:style-name="T2"> sb.append(</text:span><text:span text:style-name="T7">" where "</text:span><text:span text:style-name="T2"> + insert).toString();</text:span></text:p>
      <text:p text:style-name="P2"><text:span text:style-name="T2"><text:tab/><text:tab/><text:tab/><text:tab/></text:span><text:span text:style-name="T6">else</text:span></text:p>
      <text:p text:style-name="P2"><text:span text:style-name="T2"><text:tab/><text:tab/><text:tab/><text:tab/><text:tab/></text:span><text:span text:style-name="T6">return</text:span><text:span text:style-name="T2"> sb.insert(indexOrder - 1, </text:span><text:span text:style-name="T7">" where "</text:span><text:span text:style-name="T2"> + insert)</text:span></text:p>
      <text:p text:style-name="P3"><text:tab/><text:tab/><text:tab/><text:tab/><text:tab/><text:tab/><text:tab/>.toString();</text:p>
      <text:p text:style-name="P2"><text:span text:style-name="T2"><text:tab/><text:tab/><text:tab/>} </text:span><text:span text:style-name="T6">else</text:span></text:p>
      <text:p text:style-name="P2"><text:span text:style-name="T2"><text:tab/><text:tab/><text:tab/><text:tab/></text:span><text:span text:style-name="T6">return</text:span><text:span text:style-name="T2"> sb.insert(indexGroup - 1, </text:span><text:span text:style-name="T7">" where "</text:span><text:span text:style-name="T2"> + insert).toString();</text:span></text:p>
      <text:p text:style-name="P2"><text:span text:style-name="T2"><text:tab/><text:tab/>} </text:span><text:span text:style-name="T6">else</text:span></text:p>
      <text:p text:style-name="P2"><text:span text:style-name="T2"><text:tab/><text:tab/><text:tab/></text:span><text:span text:style-name="T6">return</text:span><text:span text:style-name="T2"> sb.insert(indexWhere + 6, insert + </text:span><text:span text:style-name="T7">" and "</text:span><text:span text:style-name="T2">).toString();</text:span></text:p>
      <text:p text:style-name="P4"><text:span text:style-name="T3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20:31:55</meta:creation-date>
    <dc:date>2010-01-07T09:50:01</dc:date>
    <meta:editing-duration>PT03H47M28S</meta:editing-duration>
    <meta:editing-cycles>37</meta:editing-cycles>
    <meta:generator>OpenOffice.org/3.0$Linux OpenOffice.org_project/300m15$Build-9379</meta:generator>
    <meta:document-statistic meta:table-count="0" meta:image-count="0" meta:object-count="0" meta:page-count="1" meta:paragraph-count="43" meta:word-count="195" meta:character-count="1090"/>
    <meta:user-defined meta:name="Info 1"/>
    <meta:user-defined meta:name="Info 2"/>
    <meta:user-defined meta:name="Info 3"/>
    <meta:user-defined meta:name="Info 4"/>
  </office:meta>
</office:document-meta>
</file>